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7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8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70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1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2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3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6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80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81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2028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/>
    </style:style>
    <style:style style:name="T7" style:family="text">
      <style:text-properties fo:color="#bf0041" loext:opacity="100%" officeooo:rsid="001e7c1b"/>
    </style:style>
    <style:style style:name="T8" style:family="text">
      <style:text-properties officeooo:rsid="001770d1"/>
    </style:style>
    <style:style style:name="T9" style:family="text">
      <style:text-properties fo:font-weight="normal" officeooo:rsid="001770d1" style:font-weight-asian="normal" style:font-weight-complex="normal"/>
    </style:style>
    <style:style style:name="T10" style:family="text">
      <style:text-properties fo:font-weight="normal" officeooo:rsid="001e8add" style:font-weight-asian="normal" style:font-weight-complex="normal"/>
    </style:style>
    <style:style style:name="T11" style:family="text">
      <style:text-properties fo:font-weight="normal" officeooo:rsid="0020fcba" style:font-weight-asian="normal" style:font-weight-complex="normal"/>
    </style:style>
    <style:style style:name="T12" style:family="text">
      <style:text-properties officeooo:rsid="0023026e"/>
    </style:style>
    <style:style style:name="T13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6" style:family="text">
      <style:text-properties officeooo:rsid="001e7c1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21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5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7" style:family="text">
      <style:text-properties fo:color="#bf0041" loext:opacity="100%" fo:font-weight="bold" officeooo:rsid="001770d1" style:font-weight-asian="bold" style:font-weight-complex="bold"/>
    </style:style>
    <style:style style:name="T28" style:family="text">
      <style:text-properties fo:color="#000000" loext:opacity="100%"/>
    </style:style>
    <style:style style:name="T2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7" style:family="text">
      <style:text-properties fo:font-weight="normal" officeooo:rsid="0001f2b4" style:font-weight-asian="normal" style:font-weight-complex="normal"/>
    </style:style>
    <style:style style:name="T38" style:family="text">
      <style:text-properties fo:color="#bf0041" loext:opacity="100%"/>
    </style:style>
    <style:style style:name="T39" style:family="text">
      <style:text-properties fo:font-weight="normal" officeooo:rsid="001b9b4f" style:font-weight-asian="normal" style:font-weight-complex="normal"/>
    </style:style>
    <style:style style:name="T40" style:family="text">
      <style:text-properties officeooo:rsid="001b9b4f"/>
    </style:style>
    <style:style style:name="T41" style:family="text">
      <style:text-properties fo:font-weight="normal" officeooo:rsid="00256fbe" style:font-weight-asian="normal" style:font-weight-complex="normal"/>
    </style:style>
    <style:style style:name="T42" style:family="text">
      <style:text-properties fo:color="#000000" loext:opacity="100%" officeooo:rsid="000496ee" style:font-weight-asian="bold" style:font-weight-complex="bold"/>
    </style:style>
    <style:style style:name="T43" style:family="text">
      <style:text-properties officeooo:rsid="00256fbe"/>
    </style:style>
    <style:style style:name="T44" style:family="text">
      <style:text-properties fo:font-weight="normal"/>
    </style:style>
    <style:style style:name="T45" style:family="text">
      <style:text-properties fo:font-weight="normal" officeooo:rsid="00256fbe"/>
    </style:style>
    <style:style style:name="T46" style:family="text">
      <style:text-properties fo:color="#000000" loext:opacity="100%" fo:font-weight="bold" officeooo:rsid="000496ee" style:font-weight-asian="bold" style:font-weight-complex="bold"/>
    </style:style>
    <style:style style:name="T47" style:family="text">
      <style:text-properties fo:color="#bf0041" loext:opacity="100%" fo:font-weight="bold" style:font-weight-asian="bold" style:font-weight-complex="bold"/>
    </style:style>
    <style:style style:name="T48" style:family="text">
      <style:text-properties fo:color="#000000" loext:opacity="100%" fo:font-weight="normal" officeooo:rsid="00272474" style:font-weight-asian="normal" style:font-weight-complex="normal"/>
    </style:style>
    <style:style style:name="T49" style:family="text">
      <style:text-properties fo:color="#bf0041" loext:opacity="100%" fo:font-weight="bold" officeooo:rsid="00277777" style:font-weight-asian="bold" style:font-weight-complex="bold"/>
    </style:style>
    <style:style style:name="T50" style:family="text">
      <style:text-properties fo:color="#000000" loext:opacity="100%" fo:font-weight="normal" officeooo:rsid="00277777" style:font-weight-asian="normal" style:font-weight-complex="normal"/>
    </style:style>
    <style:style style:name="T51" style:family="text">
      <style:text-properties officeooo:rsid="000496ee"/>
    </style:style>
    <style:style style:name="T52" style:family="text">
      <style:text-properties fo:color="#bf0041" loext:opacity="100%" officeooo:rsid="000496ee"/>
    </style:style>
    <style:style style:name="T53" style:family="text">
      <style:text-properties fo:color="#bf0041" loext:opacity="100%" officeooo:rsid="00272474"/>
    </style:style>
    <style:style style:name="T54" style:family="text">
      <style:text-properties fo:font-weight="normal" officeooo:rsid="002e9753" style:font-weight-asian="normal" style:font-weight-complex="normal"/>
    </style:style>
    <style:style style:name="T55" style:family="text">
      <style:text-properties fo:color="#ff0000" loext:opacity="100%" fo:font-weight="normal" officeooo:rsid="00277777" style:font-weight-asian="normal" style:font-weight-complex="normal"/>
    </style:style>
    <style:style style:name="T56" style:family="text">
      <style:text-properties fo:font-weight="normal" officeooo:rsid="00277777" style:font-weight-asian="normal" style:font-weight-complex="normal"/>
    </style:style>
    <style:style style:name="T57" style:family="text">
      <style:text-properties officeooo:rsid="00272474"/>
    </style:style>
    <style:style style:name="T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0" style:family="text">
      <style:text-properties fo:font-weight="normal" officeooo:rsid="000c5d59" style:font-weight-asian="normal" style:font-weight-complex="normal"/>
    </style:style>
    <style:style style:name="T61" style:family="text">
      <style:text-properties officeooo:rsid="000c5d59"/>
    </style:style>
    <style:style style:name="T62" style:family="text">
      <style:text-properties fo:color="#bf0041" loext:opacity="100%" officeooo:rsid="000c5d59"/>
    </style:style>
    <style:style style:name="T63" style:family="text">
      <style:text-properties style:font-name="Liberation Serif" fo:font-size="15pt" style:font-size-asian="15pt" style:font-size-complex="15pt"/>
    </style:style>
    <style:style style:name="T6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5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fo:color="#ff0000" loext:opacity="100%" officeooo:rsid="000496ee"/>
    </style:style>
    <style:style style:name="T76" style:family="text">
      <style:text-properties fo:color="#ff0000" loext:opacity="100%" officeooo:rsid="000695b6"/>
    </style:style>
    <style:style style:name="T7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9" style:family="text">
      <style:text-properties fo:color="#000000" loext:opacity="100%" fo:font-weight="normal" style:font-weight-asian="normal" style:font-weight-complex="normal"/>
    </style:style>
    <style:style style:name="T80" style:family="text">
      <style:text-properties fo:font-weight="normal" officeooo:rsid="000496ee"/>
    </style:style>
    <style:style style:name="T81" style:family="text">
      <style:text-properties fo:color="#ff0000" loext:opacity="100%"/>
    </style:style>
    <style:style style:name="T82" style:family="text">
      <style:text-properties officeooo:rsid="0007906c"/>
    </style:style>
    <style:style style:name="T83" style:family="text">
      <style:text-properties fo:color="#ff0000" loext:opacity="100%" officeooo:rsid="0007906c" style:font-weight-asian="bold" style:font-weight-complex="bold"/>
    </style:style>
    <style:style style:name="T84" style:family="text">
      <style:text-properties fo:color="#000000" loext:opacity="100%" officeooo:rsid="0007906c" style:font-weight-asian="bold" style:font-weight-complex="bold"/>
    </style:style>
    <style:style style:name="T85" style:family="text">
      <style:text-properties officeooo:rsid="000496ee" style:font-weight-asian="bold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8" style:family="text">
      <style:text-properties officeooo:rsid="0009e25c"/>
    </style:style>
    <style:style style:name="T89" style:family="text">
      <style:text-properties fo:color="#000000" loext:opacity="100%" officeooo:rsid="000f79a3"/>
    </style:style>
    <style:style style:name="T90" style:family="text">
      <style:text-properties officeooo:rsid="000f79a3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9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6" style:family="text">
      <style:text-properties fo:color="#000000" loext:opacity="100%" officeooo:rsid="001466bd"/>
    </style:style>
    <style:style style:name="T9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8" style:family="text">
      <style:text-properties fo:font-weight="bold"/>
    </style:style>
    <style:style style:name="T99" style:family="text">
      <style:text-properties style:font-name="Liberation Serif"/>
    </style:style>
    <style:style style:name="T10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0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4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<text:span text:style-name="T2">$ </text:span><text:span text:style-name="T3">tldr</text:span><text:span text:style-name="T4"> </text:span><text:span text:style-name="T5"><text:s/></text:span><text:span text:style-name="T4">(</text:span>too long; didn’t read<text:span text:style-name="T6">)</text:span></text:p>
      <text:p text:style-name="P5"/>
      <text:p text:style-name="P5"/>
      <text:p text:style-name="P5">___________________________________________________________________________________________<text:span text:style-name="T1">__________________</text:span></text:p>
      <text:p text:style-name="P6">$ <text:span text:style-name="T7">lsblk</text:span><text:span text:style-name="T8"><text:tab/><text:tab/><text:tab/><text:tab/><text:tab/><text:tab/><text:tab/></text:span><text:span text:style-name="T9"><text:tab/><text:tab/> <text:s/><text:tab/><text:tab/> <text:s text:c="9"/><text:tab/> <text:s/><text:tab/><text:tab/><text:tab/><text:tab/> <text:s text:c="25"/>(List </text:span><text:span text:style-name="T10">Block </text:span><text:span text:style-name="Strong_20_Emphasis"><text:span text:style-name="T11">)</text:span></text:span></text:p>
      <text:p text:style-name="P7"><text:tab/><text:tab/><text:tab/><text:tab/><text:tab/><text:tab/><text:tab/><text:tab/><text:tab/><text:tab/><text:tab/><text:tab/><text:tab/><text:tab/><text:tab/><text:tab/><text:tab/><text:tab/>( <text:span text:style-name="T12">or </text:span><text:span text:style-name="Strong_20_Emphasis"><text:span text:style-name="T10">View all storage devices</text:span></text:span>)</text:p>
      <text:p text:style-name="P8"><text:span text:style-name="Strong_20_Emphasis"><text:span text:style-name="T13">_______________</text:span></text:span><text:span text:style-name="Strong_20_Emphasis"><text:span text:style-name="T14"> </text:span></text:span><text:span text:style-name="Strong_20_Emphasis"><text:span text:style-name="T15">Unicode </text:span></text:span><text:span text:style-name="Strong_20_Emphasis"><text:span text:style-name="T13">__________________________</text:span></text:span><text:span text:style-name="Strong_20_Emphasis"><text:span text:style-name="T14"> vs </text:span></text:span><text:span text:style-name="Strong_20_Emphasis"><text:span text:style-name="T13">_____________________</text:span></text:span><text:span text:style-name="Strong_20_Emphasis"><text:span text:style-name="T15"> </text:span></text:span><text:span text:style-name="Strong_20_Emphasis"><text:span text:style-name="T14">ASCII</text:span></text:span><text:span text:style-name="Strong_20_Emphasis"><text:span text:style-name="T15"> <text:s text:c="3"/></text:span></text:span><text:span text:style-name="Strong_20_Emphasis"><text:span text:style-name="T13">_____________________________</text:span></text:span><text:span text:style-name="Strong_20_Emphasis"><text:span text:style-name="T15"> <text:s text:c="2"/></text:span></text:span></text:p>
      <text:p text:style-name="P9"><text:span text:style-name="T2">Unicode</text:span> <text:span text:style-name="T16">=</text:span> all characters from all languages + symbols + emojis <text:s text:c="4"/><text:tab/><text:tab/><text:tab/><text:span text:style-name="T2">ASCII</text:span> = <text:span text:style-name="Strong_20_Emphasis"><text:span text:style-name="T17">plain English keyboard characters only</text:span></text:span><text:span text:style-name="Strong_20_Emphasis"> </text:span></text:p>
      <text:p text:style-name="P10"><text:span text:style-name="Strong_20_Emphasis"><text:span text:style-name="T10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9">ह 你 ச আ <text:span text:style-name="T16"><text:s/>محبت A a Z z </text:span>✓ ✔ ✘ ✨ ★ → ← ↑ │ ─ ┼ 😊 😎 ❤️ <text:tab/><text:tab/><text:tab/>A a<text:span text:style-name="T16"> z</text:span> <text:span text:style-name="T16">Z </text:span>0 1 <text:span text:style-name="T16">9 </text:span>! @ # $ % ^ &amp; *- _ + = / ? .</text:p>
      <text:p text:style-name="P11"><text:span text:style-name="T17">Whereas </text:span><text:span text:style-name="T18">ASCII</text:span><text:span text:style-name="T17"> is limited to </text:span><text:span text:style-name="Strong_20_Emphasis"><text:span text:style-name="T17">127 basic English characters</text:span></text:span><text:span text:style-name="T17"> <text:tab/><text:tab/><text:tab/><text:tab/><text:tab/></text:span><text:span text:style-name="T19">Unicode</text:span><text:span text:style-name="T17"> has </text:span><text:span text:style-name="Strong_20_Emphasis"><text:span text:style-name="T17">over 140,000 characters</text:span></text:span></text:p>
      <text:p text:style-name="P11"><text:span text:style-name="Strong_20_Emphasis"><text:span text:style-name="T17"/></text:span></text:p>
      <text:p text:style-name="P12"><text:span text:style-name="Strong_20_Emphasis"><text:span text:style-name="T20"><text:tab/><text:tab/><text:tab/><text:tab/><text:tab/><text:tab/><text:tab/><text:tab/><text:tab/><text:tab/>ASCII</text:span></text:span><text:span text:style-name="Strong_20_Emphasis"><text:span text:style-name="T21"> </text:span></text:span><text:span text:style-name="Strong_20_Emphasis"><text:span text:style-name="T22">⊂ <text:s/></text:span></text:span><text:span text:style-name="Strong_20_Emphasis"><text:span text:style-name="T23">Unicode</text:span></text:span></text:p>
      <text:p text:style-name="P13"><text:span text:style-name="Strong_20_Emphasis"><text:span text:style-name="T24"><text:tab/><text:tab/><text:tab/><text:tab/>ASCII is used because it is 100% safe, compatible, small, fast, and works everywhere.</text:span></text:span></text:p>
      <text:p text:style-name="P14"><text:span text:style-name="Strong_20_Emphasis"><text:span text:style-name="T25">Examples</text:span></text:span></text:p>
      <text:p text:style-name="P15"><text:span text:style-name="Source_20_Text"><text:span text:style-name="T26">$ </text:span></text:span><text:span text:style-name="Source_20_Text"><text:span text:style-name="T27">lsblk<text:tab/><text:tab/><text:tab/><text:tab/><text:tab/><text:tab/><text:tab/><text:tab/><text:tab/><text:tab/><text:tab/><text:tab/><text:tab/></text:span></text:span><text:span text:style-name="Source_20_Text"><text:span text:style-name="T26">$ </text:span></text:span><text:span text:style-name="Source_20_Text"><text:span text:style-name="T27">lsblk --ascii</text:span></text:span></text:p>
      <text:p text:style-name="P16"><text:span text:style-name="T17">Uses </text:span><text:span text:style-name="Strong_20_Emphasis"><text:span text:style-name="T17">Unicode</text:span></text:span><text:span text:style-name="T17"> characters for pretty tree:</text:span><text:tab/><text:tab/><text:tab/><text:tab/><text:tab/><text:tab/><text:tab/><text:tab/><text:span text:style-name="T28">Uses </text:span><text:span text:style-name="Strong_20_Emphasis"><text:span text:style-name="T28">ASCII</text:span></text:span><text:span text:style-name="T28"> (simple characters):</text:span></text:p>
      <text:p text:style-name="P17"><text:span text:style-name="Source_20_Text">├─sda1<text:tab/><text:tab/><text:tab/><text:tab/><text:tab/><text:tab/><text:tab/><text:tab/><text:tab/><text:tab/><text:tab/><text:tab/><text:tab/>|-sda1</text:span></text:p>
      <text:p text:style-name="P18"><text:span text:style-name="Source_20_Text"><text:span text:style-name="T17">└─sda2<text:tab/><text:tab/><text:tab/><text:tab/><text:tab/><text:tab/><text:tab/><text:tab/><text:tab/><text:tab/><text:tab/><text:tab/><text:tab/>`-sda2</text:span></text:span></text:p>
      <text:p text:style-name="P19"><text:span text:style-name="T29">___________________________________________________________________________________________</text:span><text:span text:style-name="T30">__________________</text:span></text:p>
      <text:p text:style-name="P20"><text:span text:style-name="T31">$ </text:span><text:span text:style-name="T32">cd</text:span><text:span text:style-name="T33"><text:tab/><text:tab/><text:tab/><text:tab/><text:tab/><text:tab/><text:tab/></text:span><text:span text:style-name="T34"><text:tab/><text:tab/> <text:s/><text:tab/><text:tab/> <text:s text:c="9"/><text:tab/> </text:span><text:span text:style-name="T34"><text:s/><text:tab/><text:tab/><text:tab/><text:tab/><text:tab/><text:tab/>(change directory)</text:span></text:p>
      <text:p text:style-name="P20"><text:span text:style-name="T31">$ </text:span><text:span text:style-name="T32">cd /</text:span><text:tab/><text:tab/><text:tab/><text:tab/><text:span text:style-name="T17"><text:tab/><text:tab/> <text:s/><text:tab/><text:tab/> <text:s text:c="9"/><text:tab/><text:tab/> <text:s/><text:tab/> <text:s text:c="9"/><text:tab/><text:tab/><text:tab/><text:tab/><text:tab/>(Go to the root directory)</text:span></text:p>
      <text:p text:style-name="P20"><text:span text:style-name="T31">$ </text:span><text:span text:style-name="T32">cd -</text:span><text:span text:style-name="T33"><text:tab/><text:tab/><text:tab/><text:tab/><text:tab/><text:tab/><text:tab/></text:span><text:span text:style-name="T34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21"><text:span text:style-name="T31">$</text:span><text:span text:style-name="T35"> </text:span><text:span text:style-name="T32">mkdir</text:span><text:span text:style-name="T36"> </text:span><text:span text:style-name="T17">folder</text:span><text:span text:style-name="T37">_</text:span><text:span text:style-name="T17">name<text:tab/></text:span></text:p>
      <text:p text:style-name="P22">$ <text:span text:style-name="T38">mkdir</text:span> <text:span text:style-name="T17">path/to/</text:span><text:span text:style-name="T39">folder_name</text:span><text:span text:style-name="T17">{</text:span><text:span text:style-name="T39">1</text:span><text:span text:style-name="T17">..10}</text:span><text:tab/><text:tab/><text:tab/><text:tab/><text:tab/><text:tab/><text:tab/> <text:s text:c="5"/><text:span text:style-name="T40">(</text:span><text:span text:style-name="T17">Create multiple </text:span><text:span text:style-name="T41">folder</text:span><text:span text:style-name="T17"> with an increasing number</text:span><text:span text:style-name="T39">)</text:span><text:span text:style-name="T17"><text:tab/></text:span></text:p>
      <text:p text:style-name="P23"><text:span text:style-name="T42">$</text:span> <text:span text:style-name="T38">touch path/to/file{1..10}</text:span><text:tab/><text:tab/><text:tab/><text:tab/><text:tab/><text:tab/><text:tab/><text:tab/><text:tab/><text:tab/><text:span text:style-name="T43">(</text:span><text:span text:style-name="T44">Create multiple files with an increasing number</text:span><text:span text:style-name="T45">)</text:span></text:p>
      <text:p text:style-name="P2">___________________________________________________________________________________________<text:span text:style-name="T1">__________________</text:span></text:p>
      <text:p text:style-name="P24"><text:span text:style-name="T31">$</text:span><text:span text:style-name="T35"> </text:span><text:span text:style-name="T32">ls</text:span></text:p>
      <text:p text:style-name="P25"><text:span text:style-name="T46">$</text:span> <text:span text:style-name="T47">ls -1</text:span><text:tab/><text:tab/><text:tab/><text:tab/><text:tab/><text:tab/><text:tab/><text:tab/><text:tab/><text:tab/><text:tab/><text:tab/><text:tab/><text:tab/><text:tab/><text:tab/><text:tab/> <text:s text:c="2"/><text:span text:style-name="T48">(List files one per line)</text:span></text:p>
      <text:p text:style-name="P26"><text:span text:style-name="T46">$</text:span> <text:span text:style-name="T47">ls -</text:span><text:span text:style-name="T49">a<text:tab/></text:span><text:span text:style-name="T50">&amp; <text:tab/></text:span><text:span text:style-name="T46">$</text:span> <text:span text:style-name="T47">ls --</text:span><text:span text:style-name="T49">all</text:span><text:tab/><text:tab/><text:tab/><text:tab/><text:tab/><text:tab/><text:tab/><text:tab/><text:tab/><text:tab/><text:tab/><text:tab/><text:tab/> <text:s text:c="3"/><text:span text:style-name="T48">(List all files </text:span><text:span text:style-name="T50">+</text:span><text:span text:style-name="T48"> hidden files)</text:span></text:p>
      <text:p text:style-name="P27"><text:span text:style-name="T50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7"><text:span text:style-name="T46">$</text:span> <text:span text:style-name="T47">ls -1a<text:tab/><text:tab/><text:tab/><text:tab/><text:tab/><text:tab/><text:tab/><text:tab/><text:tab/><text:tab/><text:tab/><text:tab/><text:tab/></text:span><text:span text:style-name="T49"><text:tab/></text:span><text:span text:style-name="T48">(List all files </text:span><text:span text:style-name="T50">+</text:span><text:span text:style-name="T48"> hidden files </text:span><text:span text:style-name="T50">+ </text:span><text:span text:style-name="T48">one per line)</text:span></text:p>
      <text:p text:style-name="P28"><text:span text:style-name="T46">$</text:span><text:span text:style-name="T51"> </text:span><text:span text:style-name="T52">ls -</text:span><text:span text:style-name="T53">ls</text:span><text:span text:style-name="T52"> --recursive</text:span><text:span text:style-name="T51"><text:tab/><text:tab/><text:tab/><text:tab/><text:tab/><text:tab/> <text:s text:c="3"/></text:span><text:span text:style-name="T54">(</text:span><text:span text:style-name="T55">*****</text:span><text:span text:style-name="T48">List files in </text:span><text:span text:style-name="T56">L</text:span><text:span text:style-name="T48">ong format, sorted by </text:span><text:span text:style-name="T56">S</text:span><text:span text:style-name="T48">ize (descending) </text:span><text:span text:style-name="T56">+ </text:span><text:span text:style-name="T57">recursively</text:span><text:span text:style-name="T48">)</text:span></text:p>
      <text:p text:style-name="P2">___________________________________________________________________________________________<text:span text:style-name="T1">__________________</text:span></text:p>
      <text:p text:style-name="P24"><text:span text:style-name="T31">$</text:span><text:span text:style-name="T35"> </text:span><text:span text:style-name="T32">pwd</text:span><text:span text:style-name="T36"><text:tab/><text:tab/><text:tab/><text:tab/><text:tab/><text:tab/> <text:s/></text:span><text:span text:style-name="T33"><text:tab/><text:tab/><text:tab/><text:tab/><text:tab/> <text:tab/><text:tab/><text:tab/><text:tab/><text:tab/><text:tab/></text:span><text:span text:style-name="T36"> </text:span><text:span text:style-name="T34">(</text:span><text:span text:style-name="T58">P</text:span><text:span text:style-name="T59">rint working directory</text:span><text:span text:style-name="T34">)</text:span></text:p>
      <text:p text:style-name="P21"><text:span text:style-name="T51">$</text:span> <text:span text:style-name="T38">touch</text:span> <text:span text:style-name="T17">1.txt<text:tab/><text:tab/><text:tab/></text:span></text:p>
      <text:p text:style-name="P21"><text:span text:style-name="T51">$</text:span> <text:span text:style-name="T38">sudo -i  <text:s text:c="2"/></text:span><text:s text:c="40"/><text:tab/> <text:tab/><text:tab/> <text:s/><text:tab/><text:tab/><text:tab/><text:tab/> <text:tab/><text:tab/><text:tab/><text:tab/><text:tab/><text:tab/><text:tab/> <text:span text:style-name="T17">(root user😎️)</text:span></text:p>
      <text:p text:style-name="P2">___________________________________________________________________________________________<text:span text:style-name="T1">__________________</text:span></text:p>
      <text:p text:style-name="P21"><text:span text:style-name="T51">$</text:span> <text:span text:style-name="T38">rm</text:span> <text:span text:style-name="T17">path</text:span><text:span text:style-name="T60">1</text:span><text:span text:style-name="T17">/file1 path</text:span><text:span text:style-name="T60">2</text:span><text:span text:style-name="T17">/file2 <text:tab/><text:tab/><text:tab/><text:tab/><text:tab/><text:tab/><text:tab/><text:tab/> <text:s/><text:tab/><text:tab/><text:tab/><text:tab/><text:tab/><text:tab/> <text:s text:c="4"/></text:span><text:span text:style-name="T9">(</text:span><text:span text:style-name="T17">Remove specific files</text:span><text:span text:style-name="T9">)</text:span></text:p>
      <text:p text:style-name="P21"><text:span text:style-name="T51">$</text:span> <text:span text:style-name="T38">rmdir</text:span><text:tab/><text:tab/><text:tab/><text:tab/><text:tab/><text:tab/><text:tab/><text:tab/><text:tab/><text:tab/><text:tab/><text:tab/> <text:s/><text:tab/><text:tab/><text:tab/><text:tab/> <text:s text:c="3"/><text:span text:style-name="T9">(</text:span><text:span text:style-name="T17">Remove specific directories</text:span><text:span text:style-name="T9">)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21"><text:span text:style-name="T51">$</text:span> <text:span text:style-name="T38">rm -r</text:span> <text:span text:style-name="T60">folder <text:s text:c="3"/></text:span></text:p>
      <text:p text:style-name="P31"><text:tab/>or <text:s text:c="4"/></text:p>
      <text:p text:style-name="P21"><text:span text:style-name="T51">$</text:span><text:span text:style-name="T61"> </text:span><text:span text:style-name="T62">rm --recursive</text:span><text:span text:style-name="T61"> </text:span><text:span text:style-name="T60">folde</text:span><text:span text:style-name="T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3">-r</text:span></text:span></text:p>
          </table:table-cell>
          <table:table-cell table:style-name="Table1.A1" office:value-type="string">
            <text:p text:style-name="P33">recursive (delete directories)</text:p>
          </table:table-cell>
          <table:table-cell table:style-name="Table1.A1" office:value-type="string">
            <text:p text:style-name="P34"><text:span text:style-name="Source_20_Text"><text:span text:style-name="T64">$ </text:span></text:span><text:span text:style-name="Source_20_Text"><text:span text:style-name="T65">rm -r</text:span></text:span><text:span text:style-name="Source_20_Text"><text:span text:style-name="T63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3">-f</text:span></text:span></text:p>
          </table:table-cell>
          <table:table-cell table:style-name="Table1.A1" office:value-type="string">
            <text:p text:style-name="P33">force (no confirmation, ignore errors)</text:p>
          </table:table-cell>
          <table:table-cell table:style-name="Table1.A1" office:value-type="string">
            <text:p text:style-name="P34"><text:span text:style-name="Source_20_Text"><text:span text:style-name="T64">$ </text:span></text:span><text:span text:style-name="Source_20_Text"><text:span text:style-name="T65">rm -rf</text:span></text:span><text:span text:style-name="Source_20_Text"><text:span text:style-name="T63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3">-i</text:span></text:span></text:p>
          </table:table-cell>
          <table:table-cell table:style-name="Table1.A1" office:value-type="string">
            <text:p text:style-name="P33">interactive (ask before deleting each file)</text:p>
          </table:table-cell>
          <table:table-cell table:style-name="Table1.A1" office:value-type="string">
            <text:p text:style-name="P34"><text:span text:style-name="Source_20_Text"><text:span text:style-name="T64">$ </text:span></text:span><text:span text:style-name="Source_20_Text"><text:span text:style-name="T65">rm -ri</text:span></text:span><text:span text:style-name="Source_20_Text"><text:span text:style-name="T63"> folder</text:span></text:span></text:p>
          </table:table-cell>
        </table:table-row>
      </table:table>
      <text:p text:style-name="P35"/>
      <text:p text:style-name="P36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3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24">(</text:span></text:span><text:span text:style-name="Source_20_Text"><text:span text:style-name="T71">✅ </text:span></text:span><text:span text:style-name="Source_20_Text"><text:span text:style-name="T72">Safe Deletion</text:span></text:span><text:span text:style-name="Source_20_Text"><text:span text:style-name="T70">)</text:span></text:span></text:p>
      <text:p text:style-name="P37">It will ask:</text:p>
      <text:p text:style-name="P38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39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0"><text:span text:style-name="Source_20_Text"><text:span text:style-name="T66">$</text:span></text:span><text:span text:style-name="Source_20_Text"><text:span text:style-name="T63"> sudo rm -rf / </text:span></text:span><text:span text:style-name="Source_20_Text"><text:span text:style-name="T69"><text:s/><text:tab/><text:tab/><text:tab/><text:tab/><text:tab/><text:tab/><text:tab/><text:tab/><text:tab/>(</text:span></text:span><text:span text:style-name="Source_20_Text"><text:span text:style-name="T73">⚠️ Danger Zone </text:span></text:span><text:span text:style-name="Source_20_Text"><text:span text:style-name="T74">&amp;&amp; <text:s/></text:span></text:span><text:span text:style-name="T73">💀</text:span><text:span text:style-name="T73"> </text:span><text:span text:style-name="Strong_20_Emphasis"><text:span text:style-name="T73">NEVER run this</text:span></text:span><text:span text:style-name="Strong_20_Emphasis"><text:span text:style-name="T69">) </text:span></text:span><text:span text:style-name="T63"><text:line-break/><text:tab/><text:tab/><text:tab/><text:tab/><text:tab/><text:tab/><text:tab/><text:tab/><text:tab/><text:tab/><text:tab/><text:tab/><text:tab/></text:span><text:span text:style-name="T69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41"><text:span text:style-name="T75">$</text:span> stat <text:span text:style-name="T17">File_Fodler_name</text:span></text:p>
      <text:p text:style-name="P41"><text:span text:style-name="T75">$</text:span> uptime</text:p>
      <text:p text:style-name="P41"><text:span text:style-name="T75">$</text:span> nautilus  <text:span text:style-name="T17">path/path/path</text:span></text:p>
      <text:p text:style-name="P42"><text:span text:style-name="T75">$</text:span> nautilus  <text:span text:style-name="T17">.</text:span></text:p>
      <text:p text:style-name="P43"/>
      <text:p text:style-name="P41"><text:span text:style-name="T75">$</text:span> whoami</text:p>
      <text:p text:style-name="P41"><text:span text:style-name="T75">$</text:span> exit</text:p>
      <text:p text:style-name="P41"><text:span text:style-name="T75">$</text:span> grep -r "<text:span text:style-name="T17">word_find</text:span>"  <text:span text:style-name="T17">folder/<text:tab/><text:tab/><text:tab/><text:tab/></text:span><text:span text:style-name="T76">*******************************</text:span></text:p>
      <text:p text:style-name="P44"><text:span text:style-name="T77">$</text:span><text:span text:style-name="T78"> npm install –legacy-peer-deps</text:span></text:p>
      <text:p text:style-name="P45">$ <text:span text:style-name="T79">command1</text:span><text:span text:style-name="T28"> | </text:span><text:span text:style-name="T79">command2</text:span><text:span text:style-name="T28"> | </text:span><text:span text:style-name="T79">command3</text:span><text:span text:style-name="T51"> <text:s/></text:span><text:span text:style-name="T80"><text:tab/><text:tab/><text:tab/></text:span><text:span text:style-name="T44">vs<text:tab/><text:tab/><text:tab/></text:span>$ <text:span text:style-name="T28">command1</text:span></text:p>
      <text:p text:style-name="P46"><text:span text:style-name="T81"><text:tab/><text:tab/><text:tab/><text:tab/><text:tab/><text:tab/><text:tab/><text:tab/><text:tab/><text:tab/><text:tab/><text:tab/><text:tab/>$ </text:span>command<text:span text:style-name="T82">2</text:span></text:p>
      <text:p text:style-name="P46"><text:span text:style-name="T83"><text:tab/><text:tab/><text:tab/><text:tab/><text:tab/><text:tab/></text:span><text:span text:style-name="T83"><text:tab/><text:tab/><text:tab/><text:tab/><text:tab/><text:tab/><text:tab/>$ </text:span><text:span text:style-name="T84">command3</text:span><text:span text:style-name="T85"> </text:span></text:p>
      <text:p text:style-name="P47"/>
      <text:p text:style-name="P47"/>
      <text:p text:style-name="P48"><text:span text:style-name="Strong_20_Emphasis"><text:span text:style-name="T63">Run command 2 if command 1 succeeds</text:span></text:span><text:span text:style-name="T63">:</text:span></text:p>
      <text:p text:style-name="P49"><text:span text:style-name="Source_20_Text"><text:span text:style-name="T63">command1 &amp;&amp; command2</text:span></text:span></text:p>
      <text:list text:style-name="L2">
        <text:list-item>
          <text:p text:style-name="P50"><text:span text:style-name="Strong_20_Emphasis"><text:span text:style-name="T63">Run command 2 if command 1 fails</text:span></text:span><text:span text:style-name="T63">:</text:span></text:p>
        </text:list-item>
      </text:list>
      <text:p text:style-name="P49"><text:span text:style-name="Source_20_Text"><text:span text:style-name="T63">command1 || command2</text:span></text:span></text:p>
      <text:list text:style-name="L3">
        <text:list-item>
          <text:p text:style-name="P51"><text:span text:style-name="Strong_20_Emphasis"><text:span text:style-name="T63">Run both commands sequentially, no matter the result of command 1</text:span></text:span><text:span text:style-name="T63">:</text:span></text:p>
        </text:list-item>
      </text:list>
      <text:p text:style-name="P52"><text:span text:style-name="Source_20_Text"><text:span text:style-name="T63">command1; command2</text:span></text:span></text:p>
      <text:p text:style-name="P47"/>
      <text:p text:style-name="P47"/>
      <text:p text:style-name="P47"/>
      <text:p text:style-name="P48"><text:span text:style-name="T63">The pipe (</text:span><text:span text:style-name="Source_20_Text"><text:span text:style-name="T63">|</text:span></text:span><text:span text:style-name="T63">) is used to pass the output of one command directly as input to another, enabling the combination of simple commands for more complex tasks.</text:span></text:p>
      <text:list text:style-name="L4">
        <text:list-item>
          <text:p text:style-name="P53">You can use it for filtering, transforming, sorting, and processing data in real-time.</text:p>
        </text:list-item>
      </text:list>
      <text:p text:style-name="P47"/>
      <text:p text:style-name="P54"><text:span text:style-name="T77">$</text:span><text:span text:style-name="T78"> </text:span><text:span text:style-name="T86">tldr </text:span><text:span text:style-name="T86">command (eg. tldr tldr or tlder man)</text:span></text:p>
      <text:p text:style-name="P54"><text:span text:style-name="T75">$</text:span> man command</text:p>
      <text:p text:style-name="P54"><text:span text:style-name="T77">$</text:span><text:span text:style-name="T78"> </text:span><text:span text:style-name="T87">cat</text:span></text:p>
      <text:p text:style-name="P55"><text:span text:style-name="T75">$</text:span> <text:span text:style-name="T88">wget</text:span></text:p>
      <text:p text:style-name="P56">$<text:span text:style-name="T28"> </text:span><text:span text:style-name="T89">cp</text:span></text:p>
      <text:p text:style-name="P57"><text:span text:style-name="T81">$</text:span> <text:span text:style-name="T90">mv</text:span></text:p>
      <text:p text:style-name="P57"><text:span text:style-name="T77">$</text:span><text:span text:style-name="T78"> </text:span><text:span text:style-name="T91">find</text:span></text:p>
      <text:p text:style-name="P58"><text:span text:style-name="T92">$</text:span><text:span text:style-name="T93"> </text:span><text:span text:style-name="T94">chmod</text:span></text:p>
      <text:p text:style-name="P57"><text:span text:style-name="T77">$</text:span><text:span text:style-name="T78"> </text:span><text:span text:style-name="T95">nano</text:span></text:p>
      <text:p text:style-name="P59">$<text:span text:style-name="T28"> </text:span><text:span text:style-name="T96">nautilus</text:span></text:p>
      <text:p text:style-name="P60"><text:span text:style-name="T17"/></text:p>
      <text:p text:style-name="P61"><text:span text:style-name="T92">$</text:span><text:span text:style-name="T93"> </text:span><text:span text:style-name="T97">wc -l</text:span></text:p>
      <text:p text:style-name="P61"><text:span text:style-name="T98"/></text:p>
      <text:p text:style-name="P62"><text:span text:style-name="T77">$</text:span><text:span text:style-name="T78"> </text:span><text:span text:style-name="T95">n</text:span></text:p>
      <text:p text:style-name="P62"><text:span text:style-name="T75">$</text:span> n</text:p>
      <text:p text:style-name="P62"/>
      <text:p text:style-name="P63"/>
      <text:p text:style-name="P63"/>
      <text:p text:style-name="P64"><text:span text:style-name="Source_20_Text"><text:span text:style-name="T99">/tmp</text:span></text:span><text:span text:style-name="T99"> is a </text:span><text:span text:style-name="Strong_20_Emphasis"><text:span text:style-name="T99">temporary directory</text:span></text:span><text:span text:style-name="T99"> in Linux.</text:span></text:p>
      <text:list text:style-name="L5">
        <text:list-item>
          <text:p text:style-name="P65"><text:span text:style-name="T99">It stores files that are deleted </text:span><text:span text:style-name="Strong_20_Emphasis"><text:span text:style-name="T99">automatically after reboot</text:span></text:span><text:span text:style-name="T99"> or sometimes after a few days.</text:span></text:p>
        </text:list-item>
      </text:list>
      <text:p text:style-name="P63"/>
      <text:p text:style-name="P63"/>
      <text:p text:style-name="P66"><text:span text:style-name="Source_20_Text"><text:span text:style-name="T99">/tmp</text:span></text:span><text:span text:style-name="T99"> means: the folder named </text:span><text:span text:style-name="Strong_20_Emphasis"><text:span text:style-name="T99">tmp</text:span></text:span><text:span text:style-name="T99"> inside root (</text:span><text:span text:style-name="Source_20_Text"><text:span text:style-name="T99">/</text:span></text:span><text:span text:style-name="T99">)</text:span></text:p>
      <text:list text:style-name="L6">
        <text:list-item>
          <text:p text:style-name="P67"><text:span text:style-name="Source_20_Text"><text:span text:style-name="T99">tmp/</text:span></text:span><text:span text:style-name="T99"> means: a folder named </text:span><text:span text:style-name="Strong_20_Emphasis"><text:span text:style-name="T99">tmp</text:span></text:span><text:span text:style-name="T99"> inside your </text:span><text:span text:style-name="Strong_20_Emphasis"><text:span text:style-name="T99">current directory</text:span></text:span><text:span text:style-name="T99"><text:line-break/></text:span></text:p>
        </text:list-item>
      </text:list>
      <text:p text:style-name="P68"/>
      <text:p text:style-name="P64"><text:span text:style-name="Source_20_Text"><text:span text:style-name="T99">/opt</text:span></text:span><text:span text:style-name="T99"> = </text:span><text:span text:style-name="Strong_20_Emphasis"><text:span text:style-name="T99">optional application software</text:span></text:span><text:span text:style-name="T99"><text:line-break/>It is part of official Linux Filesystem Hierarchy Standard (FHS).</text:span></text:p>
      <text:h text:style-name="P69" text:outline-level="3">✔ Meaning:</text:h>
      <text:p text:style-name="P70"><text:span text:style-name="Source_20_Text"><text:span text:style-name="T99">opt</text:span></text:span><text:span text:style-name="T99"> = </text:span><text:span text:style-name="Strong_20_Emphasis"><text:span text:style-name="T99">optional</text:span></text:span><text:span text:style-name="T99"><text:line-break/>This folder is used for applications that </text:span><text:span text:style-name="Strong_20_Emphasis"><text:span text:style-name="T99">are not part of the OS</text:span></text:span><text:span text:style-name="T99"> — custom software, third-party tools, your own scripts, etc.</text:span></text:p>
      <text:h text:style-name="P71" text:outline-level="3"><text:span text:style-name="T99">✔ Why use </text:span><text:span text:style-name="Source_20_Text"><text:span text:style-name="T99">/opt</text:span></text:span><text:span text:style-name="T99">?</text:span></text:h>
      <text:p text:style-name="P37">Because it is:</text:p>
      <text:list text:style-name="L7">
        <text:list-item>
          <text:p text:style-name="P72"><text:span text:style-name="Strong_20_Emphasis"><text:span text:style-name="T99">Persistent</text:span></text:span><text:span text:style-name="T99"> (does NOT delete on reboot)</text:span></text:p>
        </text:list-item>
        <text:list-item>
          <text:p text:style-name="P72"><text:span text:style-name="Strong_20_Emphasis"><text:span text:style-name="T99">Clean</text:span></text:span><text:span text:style-name="T99"> (keeps your custom apps separate from system files)</text:span></text:p>
        </text:list-item>
        <text:list-item>
          <text:p text:style-name="P72"><text:span text:style-name="Strong_20_Emphasis"><text:span text:style-name="T99">Standard</text:span></text:span><text:span text:style-name="T99"> across Ubuntu/Kali/other Linux distros</text:span></text:p>
        </text:list-item>
        <text:list-item>
          <text:p text:style-name="P72"><text:span text:style-name="T99">Good for </text:span><text:span text:style-name="Strong_20_Emphasis"><text:span text:style-name="T99">manual installations</text:span></text:span><text:span text:style-name="T99"> (vs </text:span><text:span text:style-name="Source_20_Text"><text:span text:style-name="T99">/usr/bin</text:span></text:span><text:span text:style-name="T99"> which is for package-managed software)</text:span></text:p>
        </text:list-item>
      </text:list>
      <text:h text:style-name="P69" text:outline-level="3">✔ Example:</text:h>
      <text:list text:style-name="L8">
        <text:list-item>
          <text:p text:style-name="P73"><text:span text:style-name="T99">Google Chrome installs in </text:span><text:span text:style-name="Source_20_Text"><text:span text:style-name="T99">/opt/google/</text:span></text:span></text:p>
        </text:list-item>
        <text:list-item>
          <text:p text:style-name="P73"><text:span text:style-name="T99">Android Studio installs in </text:span><text:span text:style-name="Source_20_Text"><text:span text:style-name="T99">/opt/android-studio/</text:span></text:span></text:p>
        </text:list-item>
        <text:list-item>
          <text:p text:style-name="P73"><text:span text:style-name="T99">You can keep your custom tools in </text:span><text:span text:style-name="Source_20_Text"><text:span text:style-name="T99">/opt/mytools/</text:span></text:span></text:p>
        </text:list-item>
      </text:list>
      <text:p text:style-name="P63"/>
      <text:p text:style-name="P63"/>
      <text:p text:style-name="P63"/>
      <text:p text:style-name="P74"><text:span text:style-name="T100">$</text:span><text:span text:style-name="T35"> </text:span><text:span text:style-name="T93">nvm ls</text:span><text:span text:style-name="T101">    </text:span><text:span text:style-name="T35">         </text:span></text:p>
      <text:p text:style-name="P75">Find out which versions of Node.js you may have installed and which one of those you're currently using:</text:p>
      <text:p text:style-name="P75">$ nvm use 20.17.0</text:p>
      <text:p text:style-name="P76"/>
      <text:p text:style-name="P75"># used to broadcast important notifications or announcements to all users currently logged into the system.</text:p>
      <text:p text:style-name="P77">$ wall "we will be going down for maintenance for one hour sharply at 03:30 pm"</text:p>
      <text:p text:style-name="P76"/>
      <text:p text:style-name="P75">#combines the functionality of both the ‘uptime‘ and ‘who‘ commands,</text:p>
      <text:p text:style-name="P77"># w</text:p>
      <text:p text:style-name="P76"/>
      <text:p text:style-name="P77">___________________________Rearly Used_______________________________________</text:p>
      <text:p text:style-name="P76"/>
      <text:p text:style-name="P74"><text:span text:style-name="T102">$ nslookup google.com                                                </text:span><text:span text:style-name="T35">          </text:span><text:span text:style-name="T36"># Find the IP Address of a Website</text:span></text:p>
      <text:p text:style-name="P76"/>
      <text:p text:style-name="P77">_________________________ Ubuntu software related ________________________________</text:p>
      <text:p text:style-name="P74"><text:span text:style-name="T102">$ sudo swapoff -a                                                                                            </text:span><text:span text:style-name="T36"># swap memory off</text:span></text:p>
      <text:p text:style-name="P76"/>
      <text:p text:style-name="P78">___________________________________________________________________________________________<text:span text:style-name="T1">__________________</text:span></text:p>
      <text:p text:style-name="P79"><text:span text:style-name="T103">$</text:span><text:span text:style-name="T104"> </text:span>sudo apt update <text:s/><text:tab/><text:tab/><text:tab/></text:p>
      <text:p text:style-name="P79"><text:span text:style-name="T100">$ </text:span>sudo apt install -y python3-pip git</text:p>
      <text:p text:style-name="P79"><text:span text:style-name="T100">$ </text:span>sudo pip3 install pyudev git+https://github.com/crypto-universe/py_sg –break-system-packages</text:p>
      <text:p text:style-name="P79">----------------------------------------------------------------------------------------------------------------------------------------------------</text:p>
      <text:p text:style-name="P79"><text:span text:style-name="T100">$ </text:span>lsblk <text:s text:c="2"/><text:tab/><text:tab/><text:tab/><text:tab/><text:tab/><text:tab/><text:tab/><text:tab/><text:tab/><text:tab/><text:tab/> <text:s text:c="11"/><text:span text:style-name="T104">(</text:span>List connected drives to find your device (e.g., /dev/sdx)<text:span text:style-name="T104">)</text:span></text:p>
      <text:p text:style-name="P79"><text:span text:style-name="T100">$ </text:span>cd /tmp<text:tab/><text:tab/><text:tab/><text:tab/><text:tab/><text:tab/><text:tab/><text:tab/><text:tab/><text:tab/><text:tab/><text:tab/> <text:s text:c="6"/><text:span text:style-name="T104">(</text:span>Go to temporary folder <text:s/>→ <text:span text:style-name="T104">will vanish when rebooted)</text:span></text:p>
      <text:p text:style-name="P79"><text:span text:style-name="T100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4">(</text:span>Download WD Passport unlock script<text:span text:style-name="T104">)</text:span></text:p>
      <text:p text:style-name="P79"><text:span text:style-name="T100">$ </text:span>chmod +x wdpassport-utils.py<text:tab/><text:tab/><text:tab/><text:tab/><text:tab/><text:tab/><text:tab/><text:tab/><text:tab/><text:tab/><text:tab/><text:tab/> <text:s text:c="7"/><text:tab/> <text:s text:c="8"/><text:span text:style-name="T104">(</text:span>Make script executable<text:span text:style-name="T104">)</text:span></text:p>
      <text:p text:style-name="P79"><text:span text:style-name="T100">$ </text:span>sudo python3 /tmp/wdpassport-utils.py -u -d /dev/sdx*<text:tab/><text:span text:style-name="T104">(</text:span>Unlock your WD Passport drive (replace sdx* with actual device)<text:span text:style-name="T104">)</text:span></text:p>
      <text:p text:style-name="P80"/>
      <text:p text:style-name="P80">Flags used:</text:p>
      <text:list text:style-name="L9">
        <text:list-item>
          <text:p text:style-name="P81"><text:span text:style-name="Source_20_Text"><text:span text:style-name="T65">-u</text:span></text:span><text:span text:style-name="T63"> → unlock the drive</text:span></text:p>
        </text:list-item>
        <text:list-item>
          <text:p text:style-name="P81"><text:span text:style-name="Source_20_Text"><text:span text:style-name="T65">-d </text:span></text:span><text:span text:style-name="Source_20_Text"><text:span text:style-name="T63">/dev/sdx*</text:span></text:span><text:span text:style-name="T63"> → specify the device path of your WD Passport drive</text:span></text:p>
        </text:list-item>
      </text:list>
      <text:p text:style-name="P82">___________________________________________________________________________________________<text:span text:style-name="T1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9:48.386950006</dc:date>
    <meta:editing-duration>PT5H11M58S</meta:editing-duration>
    <meta:editing-cycles>27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8" meta:word-count="901" meta:character-count="7362" meta:non-whitespace-character-count="5697"/>
  </office:meta>
</office:document-meta>
</file>